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ext-properties fo:color="#2a6099"/>
    </style:style>
    <style:style style:name="ce25" style:family="table-cell" style:parent-style-name="Default">
      <style:text-properties fo:color="#ff8000"/>
    </style:style>
    <style:style style:name="ce46" style:family="table-cell" style:parent-style-name="Default">
      <style:text-properties fo:color="#800080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000000"/>
    </style:style>
    <style:style style:name="ce50" style:family="table-cell" style:parent-style-name="Default">
      <style:text-properties fo:color="#ff00ff"/>
    </style:style>
    <style:style style:name="ce35" style:family="table-cell" style:parent-style-name="Default">
      <style:text-properties fo:color="#81d41a"/>
    </style:style>
    <style:style style:name="ce32" style:family="table-cell" style:parent-style-name="Default">
      <style:text-properties fo:color="#008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Default">
      <style:text-properties fo:color="#ff0000"/>
    </style:style>
    <style:style style:name="ce26" style:family="table-cell" style:parent-style-name="Default"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/>
        <table:table-row table:style-name="ro1">
          <table:table-cell table:style-name="ce1" office:value-type="string" calcext:value-type="string">
            <text:p>Konami 054156 (See Racing Force)</text:p>
          </table:table-cell>
          <table:table-cell table:style-name="ce3"/>
          <table:table-cell table:number-columns-repeated="1022"/>
          <table:table-cell table:style-name="ce54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ce54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ce54" table:number-columns-repeated="1536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office:value-type="string" calcext:value-type="string">
            <text:p>VD2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office:value-type="string" calcext:value-type="string">
            <text:p>VD2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office:value-type="string" calcext:value-type="string">
            <text:p>VD2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office:value-type="string" calcext:value-type="string">
            <text:p>VD2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4" office:value-type="string" calcext:value-type="string">
            <text:p>VD1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4" office:value-type="string" calcext:value-type="string">
            <text:p>VD1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VD1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4" office:value-type="string" calcext:value-type="string">
            <text:p>VD1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4" office:value-type="string" calcext:value-type="string">
            <text:p>VD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4" office:value-type="string" calcext:value-type="string">
            <text:p>VD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4" office:value-type="string" calcext:value-type="string">
            <text:p>VD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4" office:value-type="string" calcext:value-type="string">
            <text:p>VD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4" office:value-type="string" calcext:value-type="string">
            <text:p>VD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4" office:value-type="string" calcext:value-type="string">
            <text:p>VD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4" office:value-type="string" calcext:value-type="string">
            <text:p>VD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4" office:value-type="string" calcext:value-type="string">
            <text:p>VD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4" office:value-type="string" calcext:value-type="string">
            <text:p>VD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4" office:value-type="string" calcext:value-type="string">
            <text:p>VD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4" office:value-type="string" calcext:value-type="string">
            <text:p>VD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4" office:value-type="string" calcext:value-type="string">
            <text:p>VD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4" office:value-type="string" calcext:value-type="string">
            <text:p>VD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4" office:value-type="string" calcext:value-type="string">
            <text:p>VD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4" office:value-type="string" calcext:value-type="string">
            <text:p>VD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4" office:value-type="string" calcext:value-type="string">
            <text:p>VD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25" office:value-type="string" calcext:value-type="string">
            <text:p>VA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25" office:value-type="string" calcext:value-type="string">
            <text:p>VA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25" office:value-type="string" calcext:value-type="string">
            <text:p>VA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5" office:value-type="string" calcext:value-type="string">
            <text:p>VA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25" office:value-type="string" calcext:value-type="string">
            <text:p>VA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25" office:value-type="string" calcext:value-type="string">
            <text:p>VA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25" office:value-type="string" calcext:value-type="string">
            <text:p>VA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5" office:value-type="string" calcext:value-type="string">
            <text:p>VA7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25" office:value-type="string" calcext:value-type="string">
            <text:p>VA8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25" office:value-type="string" calcext:value-type="string">
            <text:p>VA9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25" office:value-type="string" calcext:value-type="string">
            <text:p>VA1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25" office:value-type="string" calcext:value-type="string">
            <text:p>VA1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25" office:value-type="string" calcext:value-type="string">
            <text:p>VA1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5" office:value-type="string" calcext:value-type="string">
            <text:p>VA1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25" office:value-type="string" calcext:value-type="string">
            <text:p>VA1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25" office:value-type="string" calcext:value-type="string">
            <text:p>VA1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25" office:value-type="string" calcext:value-type="string">
            <text:p>VA1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46" office:value-type="string" calcext:value-type="string">
            <text:p>CS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46" office:value-type="string" calcext:value-type="string">
            <text:p>O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46" office:value-type="string" calcext:value-type="string">
            <text:p>W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46" office:value-type="string" calcext:value-type="string">
            <text:p>CS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46" office:value-type="string" calcext:value-type="string">
            <text:p>O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46" office:value-type="string" calcext:value-type="string">
            <text:p>W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5" calcext:value-type="float">
            <text:p>55</text:p>
          </table:table-cell>
          <table:table-cell table:style-name="ce46" office:value-type="string" calcext:value-type="string">
            <text:p>O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46" office:value-type="string" calcext:value-type="string">
            <text:p>W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SZ1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CSZ2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SZ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CRMA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51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Z4H</text:p>
          </table:table-cell>
          <table:table-cell table:style-name="ce38" office:value-type="string" calcext:value-type="string">
            <text:p>OUT 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Z2H</text:p>
          </table:table-cell>
          <table:table-cell table:style-name="ce38" office:value-type="string" calcext:value-type="string">
            <text:p>OUT 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Z1H</text:p>
          </table:table-cell>
          <table:table-cell table:style-name="ce38" office:value-type="string" calcext:value-type="string">
            <text:p>OUT 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NRE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67" calcext:value-type="float">
            <text:p>67</text:p>
          </table:table-cell>
          <table:table-cell table:style-name="ce46" office:value-type="string" calcext:value-type="string">
            <text:p>U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46" office:value-type="string" calcext:value-type="string">
            <text:p>L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9" calcext:value-type="float">
            <text:p>69</text:p>
          </table:table-cell>
          <table:table-cell table:style-name="ce46" office:value-type="string" calcext:value-type="string">
            <text:p>NMI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1" office:value-type="float" office:value="71" calcext:value-type="float">
            <text:p>71</text:p>
          </table:table-cell>
          <table:table-cell table:style-name="ce51" office:value-type="string" calcext:value-type="string">
            <text:p>NRES</text:p>
          </table:table-cell>
          <table:table-cell table:style-name="ce1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46" office:value-type="string" calcext:value-type="string">
            <text:p>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73" calcext:value-type="float">
            <text:p>73</text:p>
          </table:table-cell>
          <table:table-cell table:style-name="ce46" office:value-type="string" calcext:value-type="string">
            <text:p>F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S2H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S4H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4" office:value-type="string" calcext:value-type="string">
            <text:p>DB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4" office:value-type="string" calcext:value-type="string">
            <text:p>DB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office:value-type="string" calcext:value-type="string">
            <text:p>DB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office:value-type="string" calcext:value-type="string">
            <text:p>DB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office:value-type="string" calcext:value-type="string">
            <text:p>DB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office:value-type="string" calcext:value-type="string">
            <text:p>DB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office:value-type="string" calcext:value-type="string">
            <text:p>DB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office:value-type="string" calcext:value-type="string">
            <text:p>DB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office:value-type="string" calcext:value-type="string">
            <text:p>DB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office:value-type="string" calcext:value-type="string">
            <text:p>DB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office:value-type="string" calcext:value-type="string">
            <text:p>DB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office:value-type="string" calcext:value-type="string">
            <text:p>DB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DB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office:value-type="string" calcext:value-type="string">
            <text:p>DB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office:value-type="string" calcext:value-type="string">
            <text:p>DB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office:value-type="string" calcext:value-type="string">
            <text:p>DB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5" office:value-type="string" calcext:value-type="string">
            <text:p>AB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25" office:value-type="string" calcext:value-type="string">
            <text:p>AB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25" office:value-type="string" calcext:value-type="string">
            <text:p>AB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25" office:value-type="string" calcext:value-type="string">
            <text:p>AB4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25" office:value-type="string" calcext:value-type="string">
            <text:p>AB5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25" office:value-type="string" calcext:value-type="string">
            <text:p>AB6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25" office:value-type="string" calcext:value-type="string">
            <text:p>AB7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5" office:value-type="string" calcext:value-type="string">
            <text:p>AB8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25" office:value-type="string" calcext:value-type="string">
            <text:p>AB9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25" office:value-type="string" calcext:value-type="string">
            <text:p>AB10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25" office:value-type="string" calcext:value-type="string">
            <text:p>AB1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25" office:value-type="string" calcext:value-type="string">
            <text:p>AB1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25" office:value-type="string" calcext:value-type="string">
            <text:p>AB1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46" office:value-type="string" calcext:value-type="string">
            <text:p>NCC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50" office:value-type="string" calcext:value-type="string">
            <text:p>DCLK</text:p>
          </table:table-cell>
          <table:table-cell table:style-name="ce13" office:value-type="string" calcext:value-type="string">
            <text:p>IN</text:p>
          </table:table-cell>
          <table:table-cell table:style-name="ce50" office:value-type="string" calcext:value-type="string">
            <text:p>Dot clock ?</text:p>
          </table:table-cell>
          <table:table-cell table:style-name="ce50" table:number-columns-repeated="1638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46" office:value-type="string" calcext:value-type="string">
            <text:p>NV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VRAM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46" office:value-type="string" calcext:value-type="string">
            <text:p>NR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Register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46" office:value-type="string" calcext:value-type="string">
            <text:p>NH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46" office:value-type="string" calcext:value-type="string">
            <text:p>NV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46" office:value-type="string" calcext:value-type="string">
            <text:p>NH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46" office:value-type="string" calcext:value-type="string">
            <text:p>NV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46" office:value-type="string" calcext:value-type="string">
            <text:p>ENHS</text:p>
          </table:table-cell>
          <table:table-cell table:style-name="ce10" office:value-type="string" calcext:value-type="string">
            <text:p>?</text:p>
          </table:table-cell>
          <table:table-cell table:style-name="ce46" table:number-columns-repeated="16381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46" office:value-type="string" calcext:value-type="string">
            <text:p>ENVS</text:p>
          </table:table-cell>
          <table:table-cell table:style-name="ce10" office:value-type="string" calcext:value-type="string">
            <text:p>?</text:p>
          </table:table-cell>
          <table:table-cell table:style-name="ce46"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48" table:number-columns-repeated="15360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0" office:value-type="string" calcext:value-type="string">
            <text:p>CLK</text:p>
          </table:table-cell>
          <table:table-cell table:style-name="ce13" office:value-type="string" calcext:value-type="string">
            <text:p>IN</text:p>
          </table:table-cell>
          <table:table-cell table:style-name="ce50" office:value-type="string" calcext:value-type="string">
            <text:p>Main clock</text:p>
          </table:table-cell>
          <table:table-cell table:style-name="ce50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TEST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48" table:number-columns-repeated="16380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46" office:value-type="string" calcext:value-type="string">
            <text:p>NRD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MP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5" office:value-type="string" calcext:value-type="string">
            <text:p>COL7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5" office:value-type="string" calcext:value-type="string">
            <text:p>COL6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5" office:value-type="string" calcext:value-type="string">
            <text:p>COL5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35" office:value-type="string" calcext:value-type="string">
            <text:p>COL4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35" office:value-type="string" calcext:value-type="string">
            <text:p>COL3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5" office:value-type="string" calcext:value-type="string">
            <text:p>COL2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5" office:value-type="string" calcext:value-type="string">
            <text:p>COL1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35" office:value-type="string" calcext:value-type="string">
            <text:p>COL0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DAC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VRC1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VRC0</text:p>
          </table:table-cell>
          <table:table-cell table:style-name="ce38" office:value-type="string" calcext:value-type="string">
            <text:p>?</text:p>
          </table:table-cell>
          <table:table-cell table:style-name="Default"/>
          <table:table-cell table:style-name="ce26"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32" office:value-type="string" calcext:value-type="string">
            <text:p>CA1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CA1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CA1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CA1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CA1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32" office:value-type="string" calcext:value-type="string">
            <text:p>CA1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32" office:value-type="string" calcext:value-type="string">
            <text:p>CA1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32" office:value-type="string" calcext:value-type="string">
            <text:p>CA1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32" office:value-type="string" calcext:value-type="string">
            <text:p>CA1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32" office:value-type="string" calcext:value-type="string">
            <text:p>CA9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32" office:value-type="string" calcext:value-type="string">
            <text:p>CA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32" office:value-type="string" calcext:value-type="string">
            <text:p>CA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32" office:value-type="string" calcext:value-type="string">
            <text:p>CA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32" office:value-type="string" calcext:value-type="string">
            <text:p>CA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32" office:value-type="string" calcext:value-type="string">
            <text:p>CA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32" office:value-type="string" calcext:value-type="string">
            <text:p>CA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32" office:value-type="string" calcext:value-type="string">
            <text:p>CA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32" office:value-type="string" calcext:value-type="string">
            <text:p>CA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32" office:value-type="string" calcext:value-type="string">
            <text:p>CA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2-13T19:24:35.214590700</dc:date>
    <meta:editing-duration>P12DT13H44M42S</meta:editing-duration>
    <meta:editing-cycles>48</meta:editing-cycles>
    <meta:document-statistic meta:table-count="3" meta:cell-count="604" meta:object-count="0"/>
  </office:meta>
</office:document-meta>
</file>